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76e1"/>
    </style:style>
    <style:style style:name="P2" style:family="paragraph" style:parent-style-name="Standard">
      <style:text-properties fo:font-weight="bold" officeooo:rsid="000b76e1" officeooo:paragraph-rsid="000b76e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 bodě 2.4 zmizela odrážka: "přidělování jednotlivých případů v agendě kontrol bude probíhat v souladu se schváleným plánem kontrol s tím, že personální zajištění bude prováděno automatickým elektronickým systémem, který bude vylučovat manipulaci v oblasti personálního obsazení kontrolního orgánu". Vylobbovala si to asi Vondráčková, na legislativním výboru si stěžovala, že každý úředník je zaučený na jednu konkrétní oblast a náhodné přidělování by znamenalo, že kontroly budou dělat lidi, kteří třeba zrovna té oblasti nerozumí.<text:line-break/></text:p>
      <text:p text:style-name="P1">V bodě 2.8 zmizela etická komise.<text:line-break/></text:p>
      <text:p text:style-name="P1">V bodě 3.1 vypadla odrážka: "zveřejňování výsledků zadávacího řízení, alespoň v rozsahu informace o vybraném dodavateli, se kterým byla uzavřena smlouva, informace o hodnotách parametrů nabídnutých vybraným uchazečem, které byly předmětem hodnocení (např. výše nabídkové ceny, délka záruční doby, doba plnění, kvalita plnění);"<text:line-break/></text:p>
      <text:p text:style-name="P1">V bodě 4 zmizelo, že se zpráva o plnění strategie bude překládat ZHMP (zůstala RHMP a příslušný výbor)</text:p>
      <text:p text:style-name="Standard"/>
      <text:p text:style-name="Standard"/>
      <text:p text:style-name="P2">+ Pár dalších změn, ale to hlavní zůsta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3:39:22.757116253</meta:creation-date>
    <meta:generator>LibreOffice/5.1.4.2$Linux_X86_64 LibreOffice_project/10m0$Build-2</meta:generator>
    <dc:date>2017-01-13T00:16:04.921886178</dc:date>
    <meta:editing-duration>PT26M19S</meta:editing-duration>
    <meta:editing-cycles>1</meta:editing-cycles>
    <meta:document-statistic meta:table-count="0" meta:image-count="0" meta:object-count="0" meta:page-count="1" meta:paragraph-count="5" meta:word-count="149" meta:character-count="1039" meta:non-whitespace-character-count="892"/>
  </office:meta>
</office:document-meta>
</file>